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74in"/>
    </style:style>
    <style:style style:name="co2" style:family="table-column">
      <style:table-column-properties fo:break-before="auto" style:column-width="2.8035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2.6902in"/>
    </style:style>
    <style:style style:name="co7" style:family="table-column">
      <style:table-column-properties fo:break-before="auto" style:column-width="0.6575in"/>
    </style:style>
    <style:style style:name="co8" style:family="table-column">
      <style:table-column-properties fo:break-before="auto" style:column-width="2.7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Mono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 Mono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Ubuntu Mono"/>
    </style:style>
    <style:style style:name="ce36" style:family="table-cell" style:parent-style-name="Default">
      <style:text-properties style:font-name="Ubuntu Mono"/>
    </style:style>
    <style:style style:name="ce37" style:family="table-cell" style:parent-style-name="Default">
      <style:table-cell-properties fo:background-color="#afd095"/>
      <style:text-properties style:font-name="Ubuntu Mono"/>
    </style:style>
    <style:style style:name="ce38" style:family="table-cell" style:parent-style-name="Default">
      <style:table-cell-properties fo:background-color="#afd095"/>
      <style:text-properties fo:color="#ff8000" style:font-name="Ubuntu Mono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Ubuntu Mono"/>
    </style:style>
    <style:style style:name="ce40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style:font-name="Ubuntu Mono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Mono"/>
    </style:style>
    <style:style style:name="ce42" style:family="table-cell" style:parent-style-name="Default">
      <style:table-cell-properties fo:background-color="#ff8000"/>
      <style:text-properties style:font-name="Ubuntu Mono"/>
    </style:style>
    <style:style style:name="ce43" style:family="table-cell" style:parent-style-name="Default">
      <style:table-cell-properties fo:background-color="#ff8000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8000" style:text-align-source="fix" style:repeat-content="false"/>
      <style:paragraph-properties fo:text-align="start" fo:margin-left="0in"/>
      <style:text-properties style:font-name="Ubuntu Mono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 Mono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 Mono"/>
    </style:style>
    <style:style style:name="ce49" style:family="table-cell" style:parent-style-name="Default">
      <style:table-cell-properties fo:background-color="#ff8000"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Mono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 Mono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Ubuntu Mono"/>
    </style:style>
    <style:style style:name="ce21" style:family="table-cell" style:parent-style-name="Default">
      <style:text-properties style:font-name="Ubuntu Mono"/>
    </style:style>
    <style:style style:name="ce22" style:family="table-cell" style:parent-style-name="Default">
      <style:table-cell-properties fo:background-color="#afd095"/>
      <style:text-properties style:font-name="Ubuntu Mono"/>
    </style:style>
    <style:style style:name="ce23" style:family="table-cell" style:parent-style-name="Default">
      <style:table-cell-properties fo:background-color="#afd095"/>
      <style:text-properties fo:color="#ff8000" style:font-name="Ubuntu Mono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Ubuntu Mono"/>
    </style:style>
    <style:style style:name="ce25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style:font-name="Ubuntu Mono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Mono"/>
    </style:style>
    <style:style style:name="ce27" style:family="table-cell" style:parent-style-name="Default">
      <style:table-cell-properties fo:background-color="#ff8000"/>
      <style:text-properties style:font-name="Ubuntu Mono"/>
    </style:style>
    <style:style style:name="ce28" style:family="table-cell" style:parent-style-name="Default">
      <style:table-cell-properties fo:background-color="#ff8000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8000" style:text-align-source="fix" style:repeat-content="false"/>
      <style:paragraph-properties fo:text-align="start" fo:margin-left="0in"/>
      <style:text-properties style:font-name="Ubuntu Mono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 Mono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 Mono"/>
    </style:style>
    <style:style style:name="ce51" style:family="table-cell" style:parent-style-name="Default">
      <style:table-cell-properties fo:background-color="#ff8000"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ce18"/>
        <table:table-column table:style-name="co4" table:default-cell-style-name="ce26"/>
        <table:table-column table:style-name="co5" table:default-cell-style-name="ce18"/>
        <table:table-column table:style-name="co6" table:default-cell-style-name="ce21"/>
        <table:table-column table:style-name="co7" table:default-cell-style-name="ce18"/>
        <table:table-column table:style-name="co8" table:default-cell-style-name="ce31"/>
        <table:table-column table:style-name="co4" table:number-columns-repeated="56" table:default-cell-style-name="ce21"/>
        <table:table-row table:style-name="ro1" table:number-rows-repeated="9">
          <table:table-cell table:number-columns-repeated="64"/>
        </table:table-row>
        <table:table-row table:style-name="ro2">
          <table:table-cell office:value-type="string" calcext:value-type="string">
            <text:p>module name</text:p>
          </table:table-cell>
          <table:table-cell office:value-type="string" calcext:value-type="string">
            <text:p><text:s/>function</text:p>
          </table:table-cell>
          <table:table-cell table:style-name="ce24" office:value-type="string" calcext:value-type="string">
            <text:p>Module #</text:p>
          </table:table-cell>
          <table:table-cell office:value-type="string" calcext:value-type="string">
            <text:p>Function #</text:p>
          </table:table-cell>
          <table:table-cell office:value-type="string" calcext:value-type="string">
            <text:p>Payload bytes</text:p>
          </table:table-cell>
          <table:table-cell office:value-type="string" calcext:value-type="string">
            <text:p>payload type</text:p>
          </table:table-cell>
          <table:table-cell table:style-name="ce24" office:value-type="string" calcext:value-type="string">
            <text:p>Response bytes</text:p>
          </table:table-cell>
          <table:table-cell office:value-type="string" calcext:value-type="string">
            <text:p>Response type</text:p>
          </table:table-cell>
          <table:table-cell table:number-columns-repeated="56"/>
        </table:table-row>
        <table:table-row table:style-name="ro1">
          <table:table-cell table:style-name="ce19" office:value-type="string" calcext:value-type="string" table:number-columns-spanned="1" table:number-rows-spanned="45">
            <text:p>GAO</text:p>
          </table:table-cell>
          <table:table-cell table:style-name="ce22" office:value-type="string" calcext:value-type="string">
            <text:p>gaoSetGai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table:style-name="ce22" office:value-type="string" calcext:value-type="string">
            <text:p>gaoGetGai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table:style-name="ce22" office:value-type="string" calcext:value-type="string">
            <text:p>gaoSetFfc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table:style-name="ce22" office:value-type="string" calcext:value-type="string">
            <text:p>gaoGetFfc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table:style-name="ce22" office:value-type="string" calcext:value-type="string">
            <text:p>gaoSetTempCorrectio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table:style-name="ce22" office:value-type="string" calcext:value-type="string">
            <text:p>gaoGetTempCorrectio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IConstL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IConstL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IConstM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IConstM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Averager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Averager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NumFFCFrames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NumFFCFrames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GetAverager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TestRamp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TestRamp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Sffc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Sffc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pm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pm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GetRpm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FfcZeroMea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FfcZeroMea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Pop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Pop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Close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Close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TooFewQuit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TooFewQuit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TooFew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TooFew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MinCorrection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MinCorrection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Damping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Damping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FrameHysteresis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FrameHysteresis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BadDamping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BadDamping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NumGoodDamping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NumGoodDamping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GetRnsFfcDesire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table-cell table:style-name="ce19" office:value-type="string" calcext:value-type="string" table:number-columns-spanned="1" table:number-rows-spanned="14">
            <text:p>ROIC</text:p>
          </table:table-cell>
          <table:table-cell office:value-type="string" calcext:value-type="string">
            <text:p>roicGetFPATemp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GetFrameCount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GetActiveNormalizationTarget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SetFPARampStat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roicGetFPARampStat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GetSensorADC1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GetSensorADC2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SetFPATempOffset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roicGetFPATempOffset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SetFPATempMod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ROIC_TEMP_MOD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roicGetFPATempMod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ROIC_TEMP_MOD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GetFPATempTabl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64" calcext:value-type="float">
            <text:p>64</text:p>
          </table:table-cell>
          <table:table-cell table:style-name="ce30" office:value-type="string" calcext:value-type="string">
            <text:p>FLR_ROIC_FPATEMP_TABLE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SetFPATempValu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roicGetFPATempValu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table-cell table:style-name="ce20" office:value-type="string" calcext:value-type="string" table:number-columns-spanned="1" table:number-rows-spanned="2">
            <text:p>BPR (bad pixel replace)</text:p>
          </table:table-cell>
          <table:table-cell office:value-type="string" calcext:value-type="string">
            <text:p>bprSetState(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prGetState(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table-cell table:style-name="ce19" office:value-type="string" calcext:value-type="string" table:number-columns-spanned="1" table:number-rows-spanned="6">
            <text:p>Telemetry</text:p>
          </table:table-cell>
          <table:table-cell office:value-type="string" calcext:value-type="string">
            <text:p>telemetrySetState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elemetryGetState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elemetrySetLocation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TELEMETRY_LOC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elemetryGetLocation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TELEMETRY_LOC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elemetrySetPacking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TELEMETRY_PACKING_E 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elemetryGetPacking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TELEMETRY_PACKING_E </text:p>
          </table:table-cell>
          <table:table-cell table:number-columns-repeated="56"/>
        </table:table-row>
        <table:table-row table:style-name="ro1">
          <table:table-cell table:style-name="ce19" office:value-type="string" calcext:value-type="string" table:number-columns-spanned="1" table:number-rows-spanned="69">
            <text:p>Boson</text:p>
          </table:table-cell>
          <table:table-cell office:value-type="string" calcext:value-type="string">
            <text:p>bosonGetCameraS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CameraP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0" office:value-type="string" calcext:value-type="string">
            <text:p>FLR_BOSON_PARTNUMBER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SensorS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RunFFC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SetFFCTempThreshol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GetFFCTempThreshol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FFCFrameThreshol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a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GetFFCFrameThreshol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b</text:p>
          </table:table-cell>
          <table:table-cell office:value-type="float" office:value="0" calcext:value-type="float">
            <text:p>0</text:p>
          </table:table-cell>
          <table:table-cell/>
          <table:table-cell table:style-name="ce21"/>
          <table:table-cell table:number-columns-repeated="57"/>
        </table:table-row>
        <table:table-row table:style-name="ro1">
          <table:covered-table-cell/>
          <table:table-cell office:value-type="string" calcext:value-type="string">
            <text:p>bosonGetFFCInProgres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Reboot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0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SetFFC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BOSON_FFCMOD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GetFFC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BOSON_FFCMOD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Gain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BOSON_GAINMOD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GetGain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BOSON_GAINMOD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WriteDynamicHeaderTo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ReadDynamicHeaderFrom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9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RestoreFactoryDefaultsFrom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b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RestoreFactoryBadPixelsFrom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WriteBadPixelsTo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2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GetSoftwareRev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3x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BadPixelLocatio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2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lookupFPATempDegCx1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lookupFPATempDegKx1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WriteLensNvFfcTo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3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WriteLensGainTo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5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SetLensNumb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8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GetLensNumb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TableNumb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a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GetTableNumb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SensorP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f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32" calcext:value-type="float">
            <text:p>32</text:p>
          </table:table-cell>
          <table:table-cell table:style-name="ce30" office:value-type="string" calcext:value-type="string">
            <text:p>FLR_BOSON_SENSOR_PARTNUMBER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GainSwitchParam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LR_BOSON_GAIN_SWITCH_PARAMS_T</text:p>
          </table:table-cell>
          <table:table-cell table:style-name="ce25" office:value-type="float" office:value="16" calcext:value-type="float">
            <text:p>16</text:p>
          </table:table-cell>
          <table:table-cell table:style-name="ce30" office:value-type="string" calcext:value-type="string">
            <text:p>FLR_BOSON_GAIN_SWITCH_PARAMS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GainSwitchParam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GetSwitchToHighGainFlag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SwitchToLowGainFlag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CLowToHighPercent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MaxNUCTable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MaxLensTable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FfcWaitCloseFrame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FfcWaitCloseFrame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f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CheckForTableSwitc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0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GetDesiredTableNumb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FfcStatu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BOSON_FFCSTATUS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FfcDesire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LastFFCFrameCount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LastFFCTempDegKx1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TableSwitchDesire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OverTempThreshol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LowPower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OverTempEventOccurre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PermitThermalShutdownOverri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PermitThermalShutdownOverri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5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GetMyriadTemp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NvFFCNucTableNumberLens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NvFFCNucTableNumberLens1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NvFFCFPATempDegKx10Lens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NvFFCFPATempDegKx10Lens1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FFCWarnTimeInSecx1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GetFFCWarnTimeInSecx1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OverTempEventCount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OverTempTimerInSec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OverTempTimerInSec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8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UnloadCurrentLensCorrection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9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SetTimeForQuickFFCsInSec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a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GetTimeForQuickFFCsInSec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ReloadCurrentLensCorrection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c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GetBootTimestamp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c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0" office:value-type="string" calcext:value-type="string">
            <text:p>4x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ExtSync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BOSON_EXT_SYNC_MODE_E</text:p>
          </table:table-cell>
          <table:table-cell table:style-name="ce21"/>
          <table:table-cell table:number-columns-repeated="57"/>
        </table:table-row>
        <table:table-row table:style-name="ro1">
          <table:covered-table-cell/>
          <table:table-cell office:value-type="string" calcext:value-type="string">
            <text:p>bosonGetExtSync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BOSON_EXT_SYNC_MOD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SensorHostCalVersio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a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table-cell table:style-name="ce19" office:value-type="string" calcext:value-type="string" table:number-columns-spanned="1" table:number-rows-spanned="18">
            <text:p>DVO</text:p>
          </table:table-cell>
          <table:table-cell office:value-type="string" calcext:value-type="string">
            <text:p>dvoSetAnalogVideoStat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dvoGetAnalogVideoStat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voSetOutputFormat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DVO_OUTPUT_FORMAT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dvoGetOutputFormat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DVO_OUTPUT_FORMAT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voSetOutputYCbCrSettings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8</text:p>
          </table:table-cell>
          <table:table-cell table:style-name="ce25" office:value-type="float" office:value="12" calcext:value-type="float">
            <text:p>12</text:p>
          </table:table-cell>
          <table:table-cell table:style-name="ce27" office:value-type="string" calcext:value-type="string">
            <text:p>FLR_DVO_YCBCR_SETTINGS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dvoGetOutputYCbCrSettings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0" office:value-type="string" calcext:value-type="string">
            <text:p>FLR_DVO_YCBCR_SETTINGS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voSetOutputRGBSettings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a</text:p>
          </table:table-cell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FLR_DVO_RGB_SETTINGS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dvoGetOutputRGBSettings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b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0" office:value-type="string" calcext:value-type="string">
            <text:p>FLR_DVO_RGB_SETTINGS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voApplyCustomSettings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c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dvoSetDisplayMod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DVO_DISPLAY_MOD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dvoGetDisplayMod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DVO_DISPLAY_MODE_E</text:p>
          </table:table-cell>
          <table:table-cell table:number-columns-repeated="56"/>
        </table:table-row>
        <table:table-row table:style-name="ro1">
          <table:covered-table-cell/>
          <table:table-cell table:style-name="ce23" office:value-type="string" calcext:value-type="string">
            <text:p>dvoSetTyp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DVO_TYPE_E</text:p>
          </table:table-cell>
          <table:table-cell table:number-columns-repeated="58"/>
        </table:table-row>
        <table:table-row table:style-name="ro1">
          <table:covered-table-cell/>
          <table:table-cell table:style-name="ce22" office:value-type="string" calcext:value-type="string">
            <text:p>dvoGetTyp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DVO_TYP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voSetVideoStandard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DVO_VIDEO_STANDARD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dvoGetVideoStandard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DVO_VIDEO_STANDARD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voSetCheckVideoDacPresent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dvoGetCheckVideoDacPresent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voGetClockInfo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9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80" calcext:value-type="float">
            <text:p>80</text:p>
          </table:table-cell>
          <table:table-cell table:style-name="ce30" office:value-type="string" calcext:value-type="string">
            <text:p>20x{UINT32 or FLOAT}</text:p>
          </table:table-cell>
          <table:table-cell table:number-columns-repeated="56"/>
        </table:table-row>
        <table:table-row table:style-name="ro1">
          <table:table-cell table:style-name="ce19" office:value-type="string" calcext:value-type="string" table:number-columns-spanned="1" table:number-rows-spanned="4">
            <text:p>Capture</text:p>
          </table:table-cell>
          <table:table-cell office:value-type="string" calcext:value-type="string">
            <text:p>captureSingleFrame(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captureFrames(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2</text:p>
          </table:table-cell>
          <table:table-cell table:style-name="ce25" office:value-type="float" office:value="10" calcext:value-type="float">
            <text:p>10</text:p>
          </table:table-cell>
          <table:table-cell table:style-name="ce27" office:value-type="string" calcext:value-type="string">
            <text:p>FLR_CAPTURE_SETTINGS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captureSingleFrameWithSrc(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CAPTURE_SRC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captureSingleFrameToFile(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20" office:value-type="string" calcext:value-type="string" table:number-columns-spanned="1" table:number-rows-spanned="16">
            <text:p>SCNR (column noise reduction)</text:p>
          </table:table-cell>
          <table:table-cell office:value-type="string" calcext:value-type="string">
            <text:p>scnrSetEnableStat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nrGetEnableStat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nrSetThColSum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nrGetThColSum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nrSetThPixel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nrGetThPixel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nrSetMaxCorr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nrGetMaxCorr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nrGetThPixelApplied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nrGetMaxCorrApplied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nrSetThColSum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nrGetThColSum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nrSetThPixel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nrGetThPixel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nrSetMaxCorr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nrGetMaxCorr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table-cell table:style-name="ce19" office:value-type="string" calcext:value-type="string" table:number-columns-spanned="1" table:number-rows-spanned="30">
            <text:p>AGC</text:p>
          </table:table-cell>
          <table:table-cell office:value-type="string" calcext:value-type="string">
            <text:p>agcSetPercentPerB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1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PercentPerB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LinearPercent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3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LinearPercent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OutlierCut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5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OutlierCut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GetDrOut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MaxGa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9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MaxGa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df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b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df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Gamma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d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Gamma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GetFirstB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GetLastB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DetailHeadroom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3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DetailHeadroom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d2br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5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d2br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SigmaR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7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SigmaR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UseEntropy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UseEntropy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ROI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0</text:p>
          </table:table-cell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FLR_ROI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ROI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0" office:value-type="string" calcext:value-type="string">
            <text:p>FLR_ROI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GetMaxGainApplied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GetSigmaRApplied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OutlierCutBalance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7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OutlierCutBalance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GetOutlierCutApplied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9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0" office:value-type="string" calcext:value-type="string">
            <text:p>2xFLOAT</text:p>
          </table:table-cell>
          <table:table-cell table:number-columns-repeated="56"/>
        </table:table-row>
        <table:table-row table:style-name="ro1">
          <table:table-cell table:style-name="ce20" office:value-type="string" calcext:value-type="string" table:number-columns-spanned="1" table:number-rows-spanned="13">
            <text:p>TF (TNR – temporal noise reduction)</text:p>
          </table:table-cell>
          <table:table-cell office:value-type="string" calcext:value-type="string">
            <text:p>tfSetEnableState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fGetEnableState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fSetDelta_nf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fGetDelta_nf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fSetTHDeltaMotion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fGetTHDeltaMotion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fSetWLut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7</text:p>
          </table:table-cell>
          <table:table-cell table:style-name="ce25" office:value-type="float" office:value="32" calcext:value-type="float">
            <text:p>32</text:p>
          </table:table-cell>
          <table:table-cell table:style-name="ce27" office:value-type="string" calcext:value-type="string">
            <text:p>FLR_TF_WLUT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fGetWLut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32" calcext:value-type="float">
            <text:p>32</text:p>
          </table:table-cell>
          <table:table-cell table:style-name="ce30" office:value-type="string" calcext:value-type="string">
            <text:p>FLR_TF_WLUT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fGetMotionCount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fSetMotionThreshold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e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fGetMotionThreshold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fGetDelta_nfApplied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fGetTHDeltaMotionApplied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table-cell table:style-name="ce19" office:value-type="string" calcext:value-type="string" table:number-columns-spanned="1" table:number-rows-spanned="9">
            <text:p>MEM</text:p>
          </table:table-cell>
          <table:table-cell office:value-type="string" calcext:value-type="string">
            <text:p>memReadCapture()</text:p>
          </table:table-cell>
          <table:table-cell table:style-name="ce25" office:value-type="string" calcext:value-type="string">
            <text:p>0xffff</text:p>
          </table:table-cell>
          <table:table-cell office:value-type="string" calcext:value-type="string">
            <text:p>0x03</text:p>
          </table:table-cell>
          <table:table-cell table:style-name="ce25" office:value-type="float" office:value="7" calcext:value-type="float">
            <text:p>7</text:p>
          </table:table-cell>
          <table:table-cell table:style-name="ce27" office:value-type="string" calcext:value-type="string">
            <text:p>UCHAR+UINT_32+UINT_16</text:p>
          </table:table-cell>
          <table:table-cell table:style-name="ce25" office:value-type="float" office:value="512" calcext:value-type="float">
            <text:p>512</text:p>
          </table:table-cell>
          <table:table-cell table:style-name="ce30" office:value-type="string" calcext:value-type="string">
            <text:p>BYTEARRAY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memGetCaptureSize()</text:p>
          </table:table-cell>
          <table:table-cell table:style-name="ce25" office:value-type="string" calcext:value-type="string">
            <text:p>0xffff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0" office:value-type="string" calcext:value-type="string">
            <text:p>UINT_32+UINT_16+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memWriteFlash()</text:p>
          </table:table-cell>
          <table:table-cell table:style-name="ce25" office:value-type="string" calcext:value-type="string">
            <text:p>0xffff</text:p>
          </table:table-cell>
          <table:table-cell office:value-type="string" calcext:value-type="string">
            <text:p>0x05</text:p>
          </table:table-cell>
          <table:table-cell table:style-name="ce25" office:value-type="float" office:value="267" calcext:value-type="float">
            <text:p>267</text:p>
          </table:table-cell>
          <table:table-cell table:style-name="ce27" office:value-type="string" calcext:value-type="string">
            <text:p>…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memReadFlash()</text:p>
          </table:table-cell>
          <table:table-cell table:style-name="ce25" office:value-type="string" calcext:value-type="string">
            <text:p>0xffff</text:p>
          </table:table-cell>
          <table:table-cell office:value-type="string" calcext:value-type="string">
            <text:p>0x06</text:p>
          </table:table-cell>
          <table:table-cell table:style-name="ce25" office:value-type="float" office:value="11" calcext:value-type="float">
            <text:p>11</text:p>
          </table:table-cell>
          <table:table-cell table:style-name="ce27" office:value-type="string" calcext:value-type="string">
            <text:p>…</text:p>
          </table:table-cell>
          <table:table-cell table:style-name="ce25" office:value-type="float" office:value="512" calcext:value-type="float">
            <text:p>512</text:p>
          </table:table-cell>
          <table:table-cell table:style-name="ce51" office:value-type="string" calcext:value-type="string">
            <text:p>BYTEARRAY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memGetFlashSize()</text:p>
          </table:table-cell>
          <table:table-cell table:style-name="ce25" office:value-type="string" calcext:value-type="string">
            <text:p>0xffff</text:p>
          </table:table-cell>
          <table:table-cell office:value-type="string" calcext:value-type="string">
            <text:p>0x07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R_MEM_LOCATION_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memEraseFlash()</text:p>
          </table:table-cell>
          <table:table-cell table:style-name="ce25" office:value-type="string" calcext:value-type="string">
            <text:p>0xffff</text:p>
          </table:table-cell>
          <table:table-cell office:value-type="string" calcext:value-type="string">
            <text:p>0x08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string" calcext:value-type="string">
            <text:p>FLR_MEM_LOCATION_E+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memEraseFlashPartial()</text:p>
          </table:table-cell>
          <table:table-cell table:style-name="ce25" office:value-type="string" calcext:value-type="string">
            <text:p>0xffff</text:p>
          </table:table-cell>
          <table:table-cell office:value-type="string" calcext:value-type="string">
            <text:p>0x09</text:p>
          </table:table-cell>
          <table:table-cell table:style-name="ce25" office:value-type="float" office:value="13" calcext:value-type="float">
            <text:p>13</text:p>
          </table:table-cell>
          <table:table-cell table:style-name="ce28" office:value-type="string" calcext:value-type="string">
            <text:p>FLR_MEM_LOCATION_E+UCHAR+2*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memReadCurrentGain()</text:p>
          </table:table-cell>
          <table:table-cell table:style-name="ce25" office:value-type="string" calcext:value-type="string">
            <text:p>0xffff</text:p>
          </table:table-cell>
          <table:table-cell office:value-type="string" calcext:value-type="string">
            <text:p>0x0a</text:p>
          </table:table-cell>
          <table:table-cell table:style-name="ce25" office:value-type="float" office:value="6" calcext:value-type="float">
            <text:p>6</text:p>
          </table:table-cell>
          <table:table-cell table:style-name="ce27" office:value-type="string" calcext:value-type="string">
            <text:p>UINT_32+UINT_16</text:p>
          </table:table-cell>
          <table:table-cell table:style-name="ce25" office:value-type="float" office:value="512" calcext:value-type="float">
            <text:p>512</text:p>
          </table:table-cell>
          <table:table-cell table:style-name="ce51" office:value-type="string" calcext:value-type="string">
            <text:p>BYTEARRAY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memGetGainSize()</text:p>
          </table:table-cell>
          <table:table-cell table:style-name="ce25" office:value-type="string" calcext:value-type="string">
            <text:p>0xffff</text:p>
          </table:table-cell>
          <table:table-cell office:value-type="string" calcext:value-type="string">
            <text:p>0x0b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0" office:value-type="string" calcext:value-type="string">
            <text:p>UINT_32+2*UINT_16</text:p>
          </table:table-cell>
          <table:table-cell table:number-columns-repeated="56"/>
        </table:table-row>
        <table:table-row table:style-name="ro1">
          <table:table-cell table:style-name="ce19" office:value-type="string" calcext:value-type="string" table:number-columns-spanned="1" table:number-rows-spanned="4">
            <text:p>COLORLUT</text:p>
          </table:table-cell>
          <table:table-cell office:value-type="string" calcext:value-type="string">
            <text:p>colorLutSetControl()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colorLutGetControl()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colorLutSetId()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COLORLUT_ID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colorLutGetId()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COLORLUT_ID_E</text:p>
          </table:table-cell>
          <table:table-cell table:number-columns-repeated="56"/>
        </table:table-row>
        <table:table-row table:style-name="ro1">
          <table:table-cell table:style-name="ce20" office:value-type="string" calcext:value-type="string" table:number-columns-spanned="1" table:number-rows-spanned="19">
            <text:p>SPNR (Spatial Pattern Noise Reduction)</text:p>
          </table:table-cell>
          <table:table-cell office:value-type="string" calcext:value-type="string">
            <text:p>spnrSetEnableState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nrGetEnableState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GetState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SPNR_STAT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SetFrameDelay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5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nrGetFrameDelay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GetSFApplied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SetPSDKernel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a</text:p>
          </table:table-cell>
          <table:table-cell table:style-name="ce25" office:value-type="float" office:value="256" calcext:value-type="float">
            <text:p>256</text:p>
          </table:table-cell>
          <table:table-cell table:style-name="ce27" office:value-type="string" calcext:value-type="string">
            <text:p>FLR_SPNR_PSD_KERNEL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nrGetPSDKernel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b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0" office:value-type="string" calcext:value-type="string">
            <text:p>FLR_SPNR_PSD_KERNEL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SetSFMin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c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nrGetSFMin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SetSFMax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e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nrGetSFMax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SetDFMin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0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nrGetDFMin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SetDFMax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2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nrGetDFMax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SetNormTarget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4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nrGetNormTarget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GetNormTargetApplied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table-cell table:style-name="ce19" office:value-type="string" calcext:value-type="string" table:number-columns-spanned="1" table:number-rows-spanned="5">
            <text:p>SCALER</text:p>
          </table:table-cell>
          <table:table-cell office:value-type="string" calcext:value-type="string">
            <text:p>scalerGetMaxZoom()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alerSetZoom()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2</text:p>
          </table:table-cell>
          <table:table-cell table:style-name="ce25" office:value-type="float" office:value="12" calcext:value-type="float">
            <text:p>12</text:p>
          </table:table-cell>
          <table:table-cell table:style-name="ce27" office:value-type="string" calcext:value-type="string">
            <text:p>FLR_SCALER_ZOOM_PARAMS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alerGetZoom()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0" office:value-type="string" calcext:value-type="string">
            <text:p>FLR_SCALER_ZOOM_PARAMS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alerSetFractionalZoom()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7</text:p>
          </table:table-cell>
          <table:table-cell table:style-name="ce25" office:value-type="float" office:value="32" calcext:value-type="float">
            <text:p>32</text:p>
          </table:table-cell>
          <table:table-cell table:style-name="ce27" office:value-type="string" calcext:value-type="string">
            <text:p>…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alerSetIndexZoom()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8</text:p>
          </table:table-cell>
          <table:table-cell table:style-name="ce25" office:value-type="float" office:value="28" calcext:value-type="float">
            <text:p>28</text:p>
          </table:table-cell>
          <table:table-cell table:style-name="ce27" office:value-type="string" calcext:value-type="string">
            <text:p>…</text:p>
          </table:table-cell>
          <table:table-cell table:number-columns-repeated="58"/>
        </table:table-row>
        <table:table-row table:style-name="ro1">
          <table:table-cell table:style-name="ce19" office:value-type="string" calcext:value-type="string" table:number-columns-spanned="1" table:number-rows-spanned="3">
            <text:p>SYSCTRL</text:p>
          </table:table-cell>
          <table:table-cell office:value-type="string" calcext:value-type="string">
            <text:p>sysctrlSetFreezeState()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sctrlGetFreezeState()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ysctrlGetCameraFrameRate()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table-cell table:style-name="ce19" office:value-type="string" calcext:value-type="string" table:number-columns-spanned="1" table:number-rows-spanned="9">
            <text:p>TESTRAMP</text:p>
          </table:table-cell>
          <table:table-cell office:value-type="string" calcext:value-type="string">
            <text:p>testRampSetType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0</text:p>
          </table:table-cell>
          <table:table-cell table:style-name="ce25" office:value-type="float" office:value="5" calcext:value-type="float">
            <text:p>5</text:p>
          </table:table-cell>
          <table:table-cell table:style-name="ce27" office:value-type="string" calcext:value-type="string">
            <text:p>UCHAR+FLR_TESTRAMP_TYP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estRampGetType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FLR_TESTRAMP_TYPE_E 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estRampSetSettings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2</text:p>
          </table:table-cell>
          <table:table-cell table:style-name="ce25" office:value-type="float" office:value="7" calcext:value-type="float">
            <text:p>7</text:p>
          </table:table-cell>
          <table:table-cell table:style-name="ce27" office:value-type="string" calcext:value-type="string">
            <text:p>UCHAR+FLR_TESTRAMP_SETTINGS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estRampGetSettings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style-name="ce25" office:value-type="float" office:value="6" calcext:value-type="float">
            <text:p>6</text:p>
          </table:table-cell>
          <table:table-cell table:style-name="ce30" office:value-type="string" calcext:value-type="string">
            <text:p>FLR_TESTRAMP_SETTINGS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estRampSetMotionState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estRampGetMotionState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testRampSetIndex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style-name="Default" table:number-columns-repeated="2"/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estRampGetIndex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UCHAR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estRampGetMaxIndex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UCHAR</text:p>
          </table:table-cell>
          <table:table-cell table:number-columns-repeated="56"/>
        </table:table-row>
        <table:table-row table:style-name="ro1">
          <table:table-cell table:style-name="ce19" office:value-type="string" calcext:value-type="string" table:number-columns-spanned="1" table:number-rows-spanned="28">
            <text:p>SYMBOLOGY</text:p>
          </table:table-cell>
          <table:table-cell office:value-type="string" calcext:value-type="string">
            <text:p>symbologySetEnabl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Bitmap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CHAR+4*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SendData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3</text:p>
          </table:table-cell>
          <table:table-cell table:style-name="ce25" office:value-type="float" office:value="131" calcext:value-type="float">
            <text:p>131</text:p>
          </table:table-cell>
          <table:table-cell table:style-name="ce27" office:value-type="string" calcext:value-type="string">
            <text:p>…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Arc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4</text:p>
          </table:table-cell>
          <table:table-cell table:style-name="ce25" office:value-type="float" office:value="21" calcext:value-type="float">
            <text:p>21</text:p>
          </table:table-cell>
          <table:table-cell table:style-name="ce27" office:value-type="string" calcext:value-type="string">
            <text:p>…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Text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6</text:p>
          </table:table-cell>
          <table:table-cell table:style-name="ce25" office:value-type="float" office:value="146" calcext:value-type="float">
            <text:p>146</text:p>
          </table:table-cell>
          <table:table-cell table:style-name="ce27" office:value-type="string" calcext:value-type="string">
            <text:p>…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MoveSprit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7</text:p>
          </table:table-cell>
          <table:table-cell table:style-name="ce25" office:value-type="float" office:value="5" calcext:value-type="float">
            <text:p>5</text:p>
          </table:table-cell>
          <table:table-cell table:style-name="ce27" office:value-type="string" calcext:value-type="string">
            <text:p>UCHAR+2*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AddToGroup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RemoveFromGroup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9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2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UpdateAndShow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a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2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UpdateAndShowGroup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b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2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Delet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DeleteGroup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FilledRectangl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e</text:p>
          </table:table-cell>
          <table:table-cell table:style-name="ce25" office:value-type="float" office:value="13" calcext:value-type="float">
            <text:p>13</text:p>
          </table:table-cell>
          <table:table-cell table:style-name="ce27" office:value-type="string" calcext:value-type="string">
            <text:p>UCHAR+4*UINT_16+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OutlinedRectangl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0</text:p>
          </table:table-cell>
          <table:table-cell table:style-name="ce25" office:value-type="float" office:value="13" calcext:value-type="float">
            <text:p>13</text:p>
          </table:table-cell>
          <table:table-cell table:style-name="ce27" office:value-type="string" calcext:value-type="string">
            <text:p>UCHAR+4*UINT_16+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BitmapFromPng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2</text:p>
          </table:table-cell>
          <table:table-cell table:style-name="ce25" office:value-type="float" office:value="7" calcext:value-type="float">
            <text:p>7</text:p>
          </table:table-cell>
          <table:table-cell table:style-name="ce27" office:value-type="string" calcext:value-type="string">
            <text:p>UCHAR+3*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CompressedBitmap()</text:p>
          </table:table-cell>
          <table:table-cell table:number-columns-repeated="2" office:value-type="string" calcext:value-type="string">
            <text:p>0x14</text:p>
          </table:table-cell>
          <table:table-cell table:style-name="ce25" office:value-type="float" office:value="9" calcext:value-type="float">
            <text:p>9</text:p>
          </table:table-cell>
          <table:table-cell table:style-name="ce28" office:value-type="string" calcext:value-type="string">
            <text:p>UCHAR+4*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BitmapFromPngFil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6</text:p>
          </table:table-cell>
          <table:table-cell table:style-name="ce25" office:value-type="float" office:value="133" calcext:value-type="float">
            <text:p>133</text:p>
          </table:table-cell>
          <table:table-cell table:style-name="ce27" office:value-type="string" calcext:value-type="string">
            <text:p>…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ResetWritePosition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MoveByOffset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9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string" calcext:value-type="string">
            <text:p>UCHAR+2*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MoveGroupByOffset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a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string" calcext:value-type="string">
            <text:p>UCHAR+2*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FilledEllips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b</text:p>
          </table:table-cell>
          <table:table-cell table:style-name="ce25" office:value-type="float" office:value="13" calcext:value-type="float">
            <text:p>13</text:p>
          </table:table-cell>
          <table:table-cell table:style-name="ce27" office:value-type="string" calcext:value-type="string">
            <text:p>UCHAR+4*UINT_16+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Lin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c</text:p>
          </table:table-cell>
          <table:table-cell table:style-name="ce25" office:value-type="float" office:value="13" calcext:value-type="float">
            <text:p>13</text:p>
          </table:table-cell>
          <table:table-cell table:style-name="ce27" office:value-type="string" calcext:value-type="string">
            <text:p>UCHAR+4*UINT_16+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SetZorder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d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2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SaveConfiguration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e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symbologyReloadConfiguration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e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symbologyGetEnabl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ymbologySetClonesNumber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21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2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MoveCloneByOffset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22</text:p>
          </table:table-cell>
          <table:table-cell table:style-name="ce25" office:value-type="float" office:value="6" calcext:value-type="float">
            <text:p>6</text:p>
          </table:table-cell>
          <table:table-cell table:style-name="ce28" office:value-type="string" calcext:value-type="string">
            <text:p>2*UCHAR+2*UINT_16</text:p>
          </table:table-cell>
          <table:table-cell table:number-columns-repeated="58"/>
        </table:table-row>
        <table:table-row table:style-name="ro1">
          <table:table-cell table:style-name="ce19" office:value-type="string" calcext:value-type="string" table:number-columns-spanned="1" table:number-rows-spanned="14">
            <text:p>FILEOPS</text:p>
          </table:table-cell>
          <table:table-cell office:value-type="string" calcext:value-type="string">
            <text:p>fileOpsDir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0" office:value-type="string" calcext:value-type="string">
            <text:p>128*UCHAR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fileOpsCd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1</text:p>
          </table:table-cell>
          <table:table-cell table:style-name="ce25" office:value-type="float" office:value="128" calcext:value-type="float">
            <text:p>128</text:p>
          </table:table-cell>
          <table:table-cell table:style-name="ce30" office:value-type="string" calcext:value-type="string">
            <text:p>128*UCHAR</text:p>
          </table:table-cell>
          <table:table-cell table:style-name="ce25" office:value-type="float" office:value="128" calcext:value-type="float">
            <text:p>128</text:p>
          </table:table-cell>
          <table:table-cell table:style-name="ce30" office:value-type="string" calcext:value-type="string">
            <text:p>128*UCHAR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fileOpsMd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2</text:p>
          </table:table-cell>
          <table:table-cell table:style-name="ce25" office:value-type="float" office:value="128" calcext:value-type="float">
            <text:p>128</text:p>
          </table:table-cell>
          <table:table-cell table:style-name="ce30" office:value-type="string" calcext:value-type="string">
            <text:p>128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fileOpsFopen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3</text:p>
          </table:table-cell>
          <table:table-cell table:style-name="ce25" office:value-type="float" office:value="256" calcext:value-type="float">
            <text:p>256</text:p>
          </table:table-cell>
          <table:table-cell table:style-name="ce27" office:value-type="string" calcext:value-type="string">
            <text:p>2*128*U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fileOpsFclose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4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string" calcext:value-type="string">
            <text:p>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fileOpsFread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5</text:p>
          </table:table-cell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2*UINT_32</text:p>
          </table:table-cell>
          <table:table-cell table:style-name="ce25" office:value-type="float" office:value="132" calcext:value-type="float">
            <text:p>132</text:p>
          </table:table-cell>
          <table:table-cell table:style-name="ce30" office:value-type="string" calcext:value-type="string">
            <text:p>128*UCHAR+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fileOpsFwrite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6</text:p>
          </table:table-cell>
          <table:table-cell table:style-name="ce25" office:value-type="float" office:value="136" calcext:value-type="float">
            <text:p>136</text:p>
          </table:table-cell>
          <table:table-cell table:style-name="ce27" office:value-type="string" calcext:value-type="string">
            <text:p>2*UINT_32+128*U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fileOpsFtell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7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string" calcext:value-type="string">
            <text:p>UINT_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fileOpsFseek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8</text:p>
          </table:table-cell>
          <table:table-cell table:style-name="ce25" office:value-type="float" office:value="12" calcext:value-type="float">
            <text:p>12</text:p>
          </table:table-cell>
          <table:table-cell table:style-name="ce27" office:value-type="string" calcext:value-type="string">
            <text:p>3*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fileOpsFtruncate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9</text:p>
          </table:table-cell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2*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fileOpsRmdir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a</text:p>
          </table:table-cell>
          <table:table-cell table:style-name="ce25" office:value-type="float" office:value="128" calcext:value-type="float">
            <text:p>128</text:p>
          </table:table-cell>
          <table:table-cell table:style-name="ce30" office:value-type="string" calcext:value-type="string">
            <text:p>128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fileOpsRm() 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b</text:p>
          </table:table-cell>
          <table:table-cell table:style-name="ce25" office:value-type="float" office:value="128" calcext:value-type="float">
            <text:p>128</text:p>
          </table:table-cell>
          <table:table-cell table:style-name="ce30" office:value-type="string" calcext:value-type="string">
            <text:p>128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fileOpsRename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c</text:p>
          </table:table-cell>
          <table:table-cell table:style-name="ce25" office:value-type="float" office:value="256" calcext:value-type="float">
            <text:p>256</text:p>
          </table:table-cell>
          <table:table-cell table:style-name="ce27" office:value-type="string" calcext:value-type="string">
            <text:p>2*128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fileOpsGetFileSize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d</text:p>
          </table:table-cell>
          <table:table-cell table:style-name="ce25" office:value-type="float" office:value="128" calcext:value-type="float">
            <text:p>128</text:p>
          </table:table-cell>
          <table:table-cell table:style-name="ce30" office:value-type="string" calcext:value-type="string">
            <text:p>128*UCHAR</text:p>
          </table:table-cell>
          <table:table-cell table:number-columns-repeated="58"/>
        </table:table-row>
        <table:table-row table:style-name="ro1">
          <table:table-cell table:style-name="ce19" office:value-type="string" calcext:value-type="string" table:number-columns-spanned="1" table:number-rows-spanned="3">
            <text:p>JFFS2</text:p>
          </table:table-cell>
          <table:table-cell office:value-type="string" calcext:value-type="string">
            <text:p>jffs2Mount()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jffs2Unmount()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02</text:p>
          </table:table-cell>
          <table:table-cell table:number-columns-repeated="60"/>
        </table:table-row>
        <table:table-row table:style-name="ro1">
          <table:covered-table-cell/>
          <table:table-cell office:value-type="string" calcext:value-type="string">
            <text:p>jffs2GetState()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JFFS2_STATE_E</text:p>
          </table:table-cell>
          <table:table-cell table:number-columns-repeated="58"/>
        </table:table-row>
        <table:table-row table:style-name="ro1">
          <table:table-cell table:style-name="ce19" office:value-type="string" calcext:value-type="string" table:number-columns-spanned="1" table:number-rows-spanned="6">
            <text:p>SPLASHSCREEN</text:p>
          </table:table-cell>
          <table:table-cell office:value-type="string" calcext:value-type="string">
            <text:p>splashScreenSetDuration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0</text:p>
          </table:table-cell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2*UINT_32</text:p>
          </table:table-cell>
          <table:table-cell table:number-columns-repeated="58"/>
        </table:table-row>
        <table:table-row table:style-name="ro3">
          <table:covered-table-cell/>
          <table:table-cell office:value-type="string" calcext:value-type="string">
            <text:p>splashScreenSetDataType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1</text:p>
          </table:table-cell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UINT_32+FLR_SPLASHSCREEN_FILETYP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lashScreenSetBackground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2</text:p>
          </table:table-cell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2*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lashScreenGetDuration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3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string" calcext:value-type="string">
            <text:p>UINT_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lashScreenGetDataType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4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string" calcext:value-type="string">
            <text:p>UINT_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SPLASHSCREEN_FILETYPE_E 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lashScreenGetBackground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5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string" calcext:value-type="string">
            <text:p>UINT_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table-cell table:style-name="ce20" office:value-type="string" calcext:value-type="string" table:number-columns-spanned="1" table:number-rows-spanned="4">
            <text:p>SYSTEMSYMBOLS</text:p>
          </table:table-cell>
          <table:table-cell office:value-type="string" calcext:value-type="string">
            <text:p>systemSymbolsGetID()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SYSTEMSYMBOLS_SYMBOL_E</text:p>
          </table:table-cell>
          <table:table-cell table:style-name="ce25" office:value-type="float" office:value="5" calcext:value-type="float">
            <text:p>5</text:p>
          </table:table-cell>
          <table:table-cell table:style-name="ce30" office:value-type="string" calcext:value-type="string">
            <text:p>UCHAR+FLR_SYSTEMSYMBOLS_SYMBOL_E 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ystemSymbolsSetID()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03</text:p>
          </table:table-cell>
          <table:table-cell table:style-name="ce25" office:value-type="float" office:value="9" calcext:value-type="float">
            <text:p>9</text:p>
          </table:table-cell>
          <table:table-cell table:style-name="ce27" office:value-type="string" calcext:value-type="string">
            <text:p>…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stemSymbolsGetEnable()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SYSTEMSYMBOLS_SYMBOL_E</text:p>
          </table:table-cell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ystemSymbolsSetEnable()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05</text:p>
          </table:table-cell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FLR_SYSTEMSYMBOLS_SYMBOL_E+FLR_ENABLE_E</text:p>
          </table:table-cell>
          <table:table-cell table:number-columns-repeated="58"/>
        </table:table-row>
        <table:table-row table:style-name="ro1">
          <table:table-cell table:style-name="ce19" office:value-type="string" calcext:value-type="string" table:number-columns-spanned="1" table:number-rows-spanned="11">
            <text:p>SFFC</text:p>
          </table:table-cell>
          <table:table-cell office:value-type="string" calcext:value-type="string">
            <text:p>sffcGetScaleFactor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ffcGetDeltaTempLinear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ffcSetDeltaTempLinear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2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ffcGetDeltaTempOffset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ffcSetDeltaTempOffset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4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ffcGetFpaTempLinear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ffcSetFpaTempLinear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6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ffcGetFpaTempOffset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ffcSetFpaTempOffset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8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ffcGetDeltaTempTimeLimitInSecs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ffcSetDeltaTempTimeLimitInSecs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a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string" calcext:value-type="string">
            <text:p>UINT_32</text:p>
          </table:table-cell>
          <table:table-cell table:number-columns-repeated="58"/>
        </table:table-row>
        <table:table-row table:style-name="ro1">
          <table:table-cell table:style-name="ce19" office:value-type="string" calcext:value-type="string" table:number-columns-spanned="1" table:number-rows-spanned="11">
            <text:p>IMAGESTATS</text:p>
          </table:table-cell>
          <table:table-cell office:value-type="string" calcext:value-type="string">
            <text:p>imageStatsGetTotalHistPixelsIn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GetPopBelowLowToHighThresh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GetPopAboveHighToLowThresh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Set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3</text:p>
          </table:table-cell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FLR_ROI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imageStatsGet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FLR_ROI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GetFirstBin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GetLastBin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GetMean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GetFirstBinIn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GetLastBinIn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GetMeanIn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table-cell table:style-name="ce19" office:value-type="string" calcext:value-type="string" table:number-columns-spanned="1" table:number-rows-spanned="9">
            <text:p>SRNR</text:p>
          </table:table-cell>
          <table:table-cell office:value-type="string" calcext:value-type="string">
            <text:p>srnrSetEnableState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rnrGetEnableState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rnrSetThRowSum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3</text:p>
          </table:table-cell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rnrGetThRowSum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rnrSetThPixel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5</text:p>
          </table:table-cell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rnrGetThPixel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rnrSetMaxCorr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7</text:p>
          </table:table-cell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rnrGetMaxCorr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rnrGetThPixelApplied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UMMY</text:p>
          </table:table-cell>
          <table:table-cell office:value-type="string" calcext:value-type="string">
            <text:p>dummyBadCommand()</text:p>
          </table:table-cell>
          <table:table-cell office:value-type="string" calcext:value-type="string">
            <text:p>0xdead</text:p>
          </table:table-cell>
          <table:table-cell office:value-type="string" calcext:value-type="string">
            <text:p>0xbe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berately invalid Command Id for negative testing</text:p>
          </table:table-cell>
          <table:table-cell table:number-columns-repeated="58"/>
        </table:table-row>
        <table:table-row table:style-name="ro1" table:number-rows-repeated="104821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23:02:10.068916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13:09:07.905929712</meta:creation-date>
    <meta:generator>LibreOffice/6.4.6.2$Linux_X86_64 LibreOffice_project/40$Build-2</meta:generator>
    <dc:date>2021-01-05T23:02:29.086789237</dc:date>
    <meta:editing-duration>PT9H24M36S</meta:editing-duration>
    <meta:editing-cycles>137</meta:editing-cycles>
    <meta:document-statistic meta:table-count="1" meta:cell-count="1979" meta:object-count="0"/>
  </office:meta>
</office:document-meta>
</file>